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098in"/>
    </style:style>
    <style:style style:name="co3" style:family="table-column">
      <style:table-column-properties fo:break-before="auto" style:column-width="1.31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  <table:table-cell office:value-type="string">
            <text:p>Total Time Worked</text:p>
          </table:table-cell>
        </table:table-row>
        <table:table-row table:style-name="ro1">
          <table:table-cell/>
          <table:table-cell office:value-type="string">
            <text:p>Skapa möjligheten att radera en medl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kapa interface till radera medl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nygga till utseendet på programmet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 till att programmet är väl kommenterat där det behövs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sta hela programmet och rätta till möjliga fel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Ideal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8">
            <text:p>8</text:p>
          </table:table-cell>
          <table:table-cell table:formula="of:=SUM([.D2:.D6])" office:value-type="float" office:value="5">
            <text:p>5</text:p>
          </table:table-cell>
          <table:table-cell table:formula="of:=SUM([.E2:.E6])" office:value-type="float" office:value="0">
            <text:p>0</text:p>
          </table:table-cell>
          <table:table-cell table:formula="of:=SUM([.F2:.F6])" office:value-type="float" office:value="0">
            <text:p>0</text:p>
          </table:table-cell>
          <table:table-cell/>
        </table:table-row>
        <table:table-row table:style-name="ro1">
          <table:table-cell>
            <draw:frame table:end-cell-address="Sheet1.E29" table:end-x="0.3579in" table:end-y="0.0106in" draw:z-index="0" draw:style-name="gr1" svg:width="6.3in" svg:height="3.535in" svg:x="0.022in" svg:y="0.0315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1/11/2014</text:date>, <text:time>12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8M57S</meta:editing-duration>
    <meta:editing-cycles>4</meta:editing-cycles>
    <meta:generator>OpenOffice.org/3.3$Win32 OpenOffice.org_project/330m20$Build-9567</meta:generator>
    <dc:date>2014-01-11T12:43:50.65</dc:date>
    <meta:document-statistic meta:table-count="3" meta:cell-count="3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4.215cm" svg:y="3.944cm" chart:style-name="ch2"/>
        <chart:plot-area chart:style-name="ch3" table:cell-range-address="Sheet1.A7:Sheet1.A8 Sheet1.C7:Sheet1.F8" chart:data-source-has-labels="column" svg:x="0.77cm" svg:y="0.851cm" svg:width="12.805cm" svg:height="7.53cm">
          <chartooo:coordinate-region svg:x="1.206cm" svg:y="1.063cm" svg:width="12.275cm" svg:height="6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F7" chart:label-cell-address="Sheet1.A7:Sheet1.A7" chart:class="chart:line">
            <chart:data-point chart:repeated="4"/>
          </chart:series>
          <chart:series chart:style-name="ch7" chart:values-cell-range-address="Sheet1.C8:Sheet1.F8" chart:label-cell-address="Sheet1.A8:Sheet1.A8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8">
                <text:p>8</text:p>
                <draw:g>
                  <svg:desc>Sheet1.C7:Sheet1.F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8">
                <text:p>8</text:p>
                <draw:g>
                  <svg:desc>Sheet1.C8:Sheet1.F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